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1.577cm" table:align="margins"/>
    </style:style>
    <style:style style:name="Таблица1.A" style:family="table-column">
      <style:table-column-properties style:rel-column-width="41221*"/>
    </style:style>
    <style:style style:name="Таблица1.B" style:family="table-column">
      <style:table-column-properties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B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ru" fo:country="RU" style:font-name-asian="Times New Roman1" style:font-name-complex="Times New Roman1"/>
    </style:style>
    <style:style style:name="P7" style:family="paragraph" style:parent-style-name="Text_20_body">
      <style:text-properties style:font-name="Times New Roman" style:font-name-asian="Times New Roman1" style:font-name-complex="Times New Roman1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fo:language="ru" fo:country="RU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text-align="start" style:justify-single-word="false"/>
      <style:text-properties style:font-name="Times New Roman"/>
    </style:style>
    <style:style style:name="P15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 fo:font-style="normal" style:font-style-asian="normal" style:font-style-complex="normal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8" style:family="text">
      <style:text-properties style:font-name="Times New Roman" fo:language="ru" fo:country="RU"/>
    </style:style>
    <style:style style:name="T19" style:family="text">
      <style:text-properties style:font-name="Times New Roman"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79cm" draw:z-index="0"><draw:image xlink:href="../../odt/images/010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Суммирование элементов вектор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C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559cm" draw:z-index="0"><draw:image xlink:href="../../odt/images/010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3">реализует суммирование всех элементов </text:span><text:span text:style-name="T17">векторных</text:span><text:span text:style-name="T3"> входных сигналов. Выход – </text:span><text:span text:style-name="T17">скалярная</text:span><text:span text:style-name="T3"> величина </text:span><text:span text:style-name="T6">(</text:span><text:span text:style-name="T3">по умолчанию</text:span><text:span text:style-name="T6">)</text:span><text:span text:style-name="T3">:</text:span></text:p>
            <text:p text:style-name="P4"><text:span text:style-name="T3"><draw:frame draw:style-name="fr3" draw:name="Object1" text:anchor-type="as-char" svg:width="7.548cm" svg:height="0.68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,</text:span></text:p>
            <text:p text:style-name="Text_20_body"><text:span text:style-name="T3">где</text:span><text:span text:style-name="T3"><draw:frame draw:style-name="fr3" draw:name="Object2" text:anchor-type="as-char" svg:width="3.445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— элементы векторов входных сигналов блоков </text:span><text:span text:style-name="T6">(</text:span><text:span text:style-name="T3">элементы векторов </text:span><text:span text:style-name="T3"><draw:frame draw:style-name="fr3" draw:name="Object4" text:anchor-type="as-char" svg:width="3.052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),</text:span><text:span text:style-name="T3"><draw:frame draw:style-name="fr3" draw:name="Object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— выходной сигнал блока, </text:span><text:span text:style-name="T3"><draw:frame draw:style-name="fr3" draw:name="Object5" text:anchor-type="as-char" svg:width="1.939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— весовые коэффициенты входов.</text:span></text:p>
            <text:p text:style-name="Text_20_body"><text:span text:style-name="T3">Если задано свойство суммировать через</text:span><text:span text:style-name="T3"><draw:frame draw:style-name="fr3" draw:name="Object7" text:anchor-type="as-char" svg:width="1.145cm" svg:height="0.549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15">элементов, то размерность выходного сигнала равна</text:span><text:span text:style-name="T15"><draw:frame draw:style-name="fr3" draw:name="Object8" text:anchor-type="as-char" svg:width="0.485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5">. Например, алгоритм блока для</text:span><text:span text:style-name="T15"><draw:frame draw:style-name="fr3" draw:name="Object10" text:anchor-type="as-char" svg:width="1.162cm" svg:height="0.549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5">:</text:span></text:p>
            <text:p text:style-name="P10"><draw:frame draw:style-name="fr3" draw:name="Object9" text:anchor-type="as-char" svg:width="15.349cm" svg:height="1.395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text:p text:style-name="Text_20_body"><text:span text:style-name="T13">Свойства</text:span>:</text:p>
            <text:list xml:id="list6802692262032553775" text:style-name="L1">
              <text:list-item>
                <text:p text:style-name="P11">Весовые коэффициенты входов – числа<draw:frame draw:style-name="fr3" draw:name="Object6" text:anchor-type="as-char" svg:width="1.939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, на которые умножаются значения входных портов блока. Число входных портов блока равно размерности этого параметра.</text:p>
              </text:list-item>
              <text:list-item>
                <text:p text:style-name="P12">Суммировать через (количество элементов) – <text:span text:style-name="T16">целое</text:span> число<draw:frame draw:style-name="fr3" draw:name="Object11" text:anchor-type="as-char" svg:width="0.485cm" svg:height="0.549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, показывающее через сколько элементов во входных векторах осуществлять суммирование элементов. Размерность выходного сигнала равна этому числу.</text:p>
              </text:list-item>
            </text:list>
            <text:p text:style-name="Text_20_body"><text:span text:style-name="T4">Примеры</text:span> заполнения <text:span text:style-name="T1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14">Числовое</text:span><text:span text:style-name="T12"> задание </text:span><text:span text:style-name="T18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7">Весовые коэффициенты входов</text:p>
                </table:table-cell>
                <table:table-cell table:style-name="Таблица1.B3" office:value-type="string">
                  <text:p text:style-name="Text_20_body">[<text:span text:style-name="T5">1,1,1</text:span>]</text:p>
                </table:table-cell>
              </table:table-row>
              <table:table-row>
                <table:table-cell table:style-name="Таблица1.A3" office:value-type="string">
                  <text:p text:style-name="P6">Суммировать через (к-во элементов)</text:p>
                </table:table-cell>
                <table:table-cell table:style-name="Таблица1.B4" office:value-type="float" office:value="1">
                  <text:p text:style-name="Text_20_body">1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2">Именованное</text:span><text:span text:style-name="T4"> задание </text:span><text:span text:style-name="T19">свойств</text:span><text:span text:style-name="T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7">Весовые коэффициенты входов</text:p>
                </table:table-cell>
                <table:table-cell table:style-name="Таблица1.B3" office:value-type="string">
                  <text:p text:style-name="Text_20_body">[<text:span text:style-name="T5">a1,a2,a3</text:span>]</text:p>
                </table:table-cell>
              </table:table-row>
              <table:table-row>
                <table:table-cell table:style-name="Таблица1.A3" office:value-type="string">
                  <text:p text:style-name="P6">Суммировать через (к-во элементов)</text:p>
                </table:table-cell>
                <table:table-cell table:style-name="Таблица1.B4" office:value-type="float" office:value="2">
                  <text:p text:style-name="Text_20_body">2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2">Смешанное</text:span><text:span text:style-name="T4"> задание </text:span><text:span text:style-name="T19">свойств</text:span><text:span text:style-name="T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7">Весовые коэффициенты входов</text:p>
                </table:table-cell>
                <table:table-cell table:style-name="Таблица1.B3" office:value-type="string">
                  <text:p text:style-name="P8">[a1, <text:span text:style-name="T12">2</text:span>]</text:p>
                </table:table-cell>
              </table:table-row>
              <table:table-row>
                <table:table-cell table:style-name="Таблица1.A3" office:value-type="string">
                  <text:p text:style-name="P6">Суммировать через (к-во элементов)</text:p>
                </table:table-cell>
                <table:table-cell table:style-name="Таблица1.B4" office:value-type="float" office:value="1">
                  <text:p text:style-name="P9">1</text:p>
                </table:table-cell>
              </table:table-row>
            </table:table>
            <text:p text:style-name="Text_20_body"><text:span text:style-name="T2">Примечани</text:span><text:span text:style-name="T14">я</text:span>:</text:p>
            <text:list xml:id="list4912657781664315392" text:style-name="L2">
              <text:list-item>
                <text:p text:style-name="P13"><text:span text:style-name="T12">Блок </text:span>формирует <text:span text:style-name="T16">скалярный</text:span> выходной сигнал при<draw:frame draw:style-name="fr3" draw:name="Object12" text:anchor-type="as-char" svg:width="1.145cm" svg:height="0.549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и <text:span text:style-name="T16">векторный</text:span> выходной сигнал при<draw:frame draw:style-name="fr3" draw:name="Object13" text:anchor-type="as-char" svg:width="1.145cm" svg:height="0.549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    </text:list-item>
              <text:list-item>
                <text:p text:style-name="P14"><text:span text:style-name="T5">Именованные свойства задаются как </text:span><text:span text:style-name="T7">локальные</text:span><text:span text:style-name="T9"> переменные модели (или субмодели) во вкладке </text:span><text:span text:style-name="T7">Параметры</text:span><text:span text:style-name="T9"> или как глобальные сигналы проекта при помощи пункта главного меню </text:span><text:span text:style-name="T7">Графика</text:span><text:span text:style-name="T9"> </text:span><text:span text:style-name="T10">→</text:span><text:span text:style-name="T11"> </text:span><text:span text:style-name="T8">Сигналы</text:span><text:span text:style-name="T9">.</text:span></text:p>
              </text:list-item>
              <text:list-item>
                <text:p text:style-name="P15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ммирование элементов вектора</dc:title>
    <dc:date>2012-03-30T20:30:43.92</dc:date>
    <meta:generator>OpenOffice_Beta/4.1.0$Win32 OpenOffice.org_project/410m14$Build-9760</meta:generator>
    <meta:editing-duration>PT3H39M26S</meta:editing-duration>
    <meta:editing-cycles>51</meta:editing-cycles>
    <meta:document-statistic meta:table-count="2" meta:image-count="2" meta:object-count="13" meta:page-count="2" meta:paragraph-count="40" meta:word-count="214" meta:character-count="155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sub>
                <mi>a</mi>
                <mn>1</mn>
              </msub>
              <mo stretchy="false">⋅</mo>
              <mrow>
                <mo stretchy="false">∑</mo>
                <mrow>
                  <msub>
                    <mi>u</mi>
                    <mrow>
                      <mn>1,</mn>
                      <mi>i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</mrow>
            <mo stretchy="false">+</mo>
            <mrow>
              <msub>
                <mi>a</mi>
                <mn>2</mn>
              </msub>
              <mo stretchy="false">⋅</mo>
              <mrow>
                <mo stretchy="false">∑</mo>
                <mrow>
                  <msub>
                    <mi>u</mi>
                    <mrow>
                      <mn>2,</mn>
                      <mi>i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</mrow>
          </mrow>
          <mo stretchy="false">+</mo>
          <mn>...</mn>
        </mrow>
      </mrow>
    </mrow>
    <annotation encoding="StarMath 5.0">y(t) = a_1 cdot sum {u_{1,i}(t)} + a_2 cdot sum {u_{2,i}(t)} + ...</annotation>
  </semantics>
</math>
</file>

<file path=Object 10/content.xml><?xml version="1.0" encoding="utf-8"?>
<math xmlns="http://www.w3.org/1998/Math/MathML">
  <semantics>
    <mrow>
      <mrow>
        <mi>k</mi>
        <mo stretchy="false">=</mo>
        <mn>2</mn>
      </mrow>
    </mrow>
    <annotation encoding="StarMath 5.0">k=2</annotation>
  </semantics>
</math>
</file>

<file path=Object 11/content.xml><?xml version="1.0" encoding="utf-8"?>
<math xmlns="http://www.w3.org/1998/Math/MathML">
  <semantics>
    <mrow>
      <mi>k</mi>
    </mrow>
    <annotation encoding="StarMath 5.0">k</annotation>
  </semantics>
</math>
</file>

<file path=Object 12/content.xml><?xml version="1.0" encoding="utf-8"?>
<math xmlns="http://www.w3.org/1998/Math/MathML">
  <semantics>
    <mrow>
      <mrow>
        <mi>k</mi>
        <mo stretchy="false">=</mo>
        <mn>1</mn>
      </mrow>
    </mrow>
    <annotation encoding="StarMath 5.0">k=1</annotation>
  </semantics>
</math>
</file>

<file path=Object 13/content.xml><?xml version="1.0" encoding="utf-8"?>
<math xmlns="http://www.w3.org/1998/Math/MathML">
  <semantics>
    <mrow>
      <mrow>
        <mi>k</mi>
        <mo stretchy="false">&gt;</mo>
        <mn>1</mn>
      </mrow>
    </mrow>
    <annotation encoding="StarMath 5.0">k&gt;1</annotation>
  </semantics>
</math>
</file>

<file path=Object 2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  <mi>,</mi>
      <msub>
        <mi>u</mi>
        <mrow>
          <mn>2,</mn>
          <mi>i</mi>
        </mrow>
      </msub>
      <mrow>
        <mo stretchy="false">(</mo>
        <mrow>
          <mi>t</mi>
        </mrow>
        <mo stretchy="false">)</mo>
      </mrow>
      <mi>,</mi>
      <mn>...</mn>
    </mrow>
    <annotation encoding="StarMath 5.0">u_{1,i}(t), u_{2,i}(t), ...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over accent="true">
        <msub>
          <mrow>
            <mi>u</mi>
          </mrow>
          <mrow>
            <mn>1</mn>
          </mrow>
        </msub>
        <mo stretchy="false">⃗</mo>
      </mover>
      <mrow>
        <mo stretchy="false">(</mo>
        <mrow>
          <mi>t</mi>
        </mrow>
        <mo stretchy="false">)</mo>
      </mrow>
      <mi>,</mi>
      <mover accent="true">
        <msub>
          <mrow>
            <mi>u</mi>
          </mrow>
          <mrow>
            <mn>2</mn>
          </mrow>
        </msub>
        <mo stretchy="false">⃗</mo>
      </mover>
      <mrow>
        <mo stretchy="false">(</mo>
        <mrow>
          <mi>t</mi>
        </mrow>
        <mo stretchy="false">)</mo>
      </mrow>
      <mi>,</mi>
      <mn>...</mn>
    </mrow>
    <annotation encoding="StarMath 5.0">vec{u}_{1}(t), vec{u}_{2}(t), ...</annotation>
  </semantics>
</math>
</file>

<file path=Object 5/content.xml><?xml version="1.0" encoding="utf-8"?>
<math xmlns="http://www.w3.org/1998/Math/MathML">
  <semantics>
    <mrow>
      <msub>
        <mi>a</mi>
        <mn>1</mn>
      </msub>
      <mi>,</mi>
      <msub>
        <mi>a</mi>
        <mn>2</mn>
      </msub>
      <mi>,</mi>
      <mn>...</mn>
    </mrow>
    <annotation encoding="StarMath 5.0">a_1 ,a_2 , ...</annotation>
  </semantics>
</math>
</file>

<file path=Object 6/content.xml><?xml version="1.0" encoding="utf-8"?>
<math xmlns="http://www.w3.org/1998/Math/MathML">
  <semantics>
    <mrow>
      <msub>
        <mi>a</mi>
        <mn>1</mn>
      </msub>
      <mi>,</mi>
      <msub>
        <mi>a</mi>
        <mn>2</mn>
      </msub>
      <mi>,</mi>
      <mn>...</mn>
    </mrow>
    <annotation encoding="StarMath 5.0">a_1  ,a_2 , ...</annotation>
  </semantics>
</math>
</file>

<file path=Object 7/content.xml><?xml version="1.0" encoding="utf-8"?>
<math xmlns="http://www.w3.org/1998/Math/MathML">
  <semantics>
    <mrow>
      <mrow>
        <mi>k</mi>
        <mo stretchy="false">&gt;</mo>
        <mn>1</mn>
      </mrow>
    </mrow>
    <annotation encoding="StarMath 5.0">k&gt;1</annotation>
  </semantics>
</math>
</file>

<file path=Object 8/content.xml><?xml version="1.0" encoding="utf-8"?>
<math xmlns="http://www.w3.org/1998/Math/MathML">
  <semantics>
    <mrow>
      <mi>k</mi>
    </mrow>
    <annotation encoding="StarMath 5.0">k</annotation>
  </semantics>
</math>
</file>

<file path=Object 9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row>
                    <msub>
                      <mi>a</mi>
                      <mn>1</mn>
                    </msub>
                    <mo stretchy="false">⋅</mo>
                    <mfenced open="(" close=")">
                      <mrow>
                        <msub>
                          <mi>u</mi>
                          <mrow>
                            <mn>1,1</mn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sub>
                            <mi>u</mi>
                            <mrow>
                              <mn>1,3</mn>
                            </mrow>
                          </msub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sub>
                            <mi>u</mi>
                            <mrow>
                              <mn>1,5</mn>
                            </mrow>
                          </msub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n>...</mn>
                        </mrow>
                      </mrow>
                    </mfenced>
                  </mrow>
                  <mo stretchy="false">+</mo>
                  <mrow>
                    <msub>
                      <mi>a</mi>
                      <mn>2</mn>
                    </msub>
                    <mo stretchy="false">⋅</mo>
                    <mfenced open="(" close=")">
                      <mrow>
                        <msub>
                          <mi>u</mi>
                          <mrow>
                            <mn>2,1</mn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sub>
                            <mi>u</mi>
                            <mrow>
                              <mn>2,3</mn>
                            </mrow>
                          </msub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sub>
                            <mi>u</mi>
                            <mrow>
                              <mn>2,5</mn>
                            </mrow>
                          </msub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n>...</mn>
                        </mrow>
                      </mrow>
                    </mfenced>
                  </mrow>
                </mrow>
                <mo stretchy="false">+</mo>
                <mn>...</mn>
              </mrow>
            </mrow>
            <mi>;</mi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row>
                    <msub>
                      <mi>a</mi>
                      <mn>1</mn>
                    </msub>
                    <mo stretchy="false">⋅</mo>
                    <mfenced open="(" close=")">
                      <mrow>
                        <msub>
                          <mi>u</mi>
                          <mrow>
                            <mn>1,2</mn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sub>
                            <mi>u</mi>
                            <mrow>
                              <mn>1,4</mn>
                            </mrow>
                          </msub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sub>
                            <mi>u</mi>
                            <mrow>
                              <mn>1,6</mn>
                            </mrow>
                          </msub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n>...</mn>
                        </mrow>
                      </mrow>
                    </mfenced>
                  </mrow>
                  <mo stretchy="false">+</mo>
                  <mrow>
                    <msub>
                      <mi>a</mi>
                      <mn>2</mn>
                    </msub>
                    <mo stretchy="false">⋅</mo>
                    <mfenced open="(" close=")">
                      <mrow>
                        <msub>
                          <mi>u</mi>
                          <mrow>
                            <mn>2,2</mn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sub>
                            <mi>u</mi>
                            <mrow>
                              <mn>2,4</mn>
                            </mrow>
                          </msub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sub>
                            <mi>u</mi>
                            <mrow>
                              <mn>2,6</mn>
                            </mrow>
                          </msub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n>...</mn>
                        </mrow>
                      </mrow>
                    </mfenced>
                  </mrow>
                </mrow>
                <mo stretchy="false">+</mo>
                <mn>...</mn>
              </mrow>
            </mrow>
            <mi>;</mi>
          </mrow>
        </mtd>
      </mtr>
    </mtable>
    <annotation encoding="StarMath 5.0">y_1(t) = a_1 cdot left ( u_{1,1}(t) + u_{1,3}(t) + u_{1,5}(t) + ... right ) + a_2 cdot left ( u_{2,1}(t) + u_{2,3}(t) + u_{2,5}(t) + ... right ) + ... ;
newline
y_2(t) = a_1 cdot left ( u_{1,2}(t) + u_{1,4}(t) + u_{1,6}(t) + ... right ) + a_2 cdot left ( u_{2,2}(t) + u_{2,4}(t) + u_{2,6}(t) + ... right ) + ... ;</annotation>
  </semantics>
</math>
</file>